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237cm" svg:height="1.28cm" svg:x="12.171cm" svg:y="1.553cm">
          <draw:text-box>
            <text:p><text:span text:style-name="T1">N = 17</text:span></text:p>
          </draw:text-box>
        </draw:frame>
        <draw:custom-shape draw:style-name="gr2" draw:text-style-name="P3" xml:id="id1" draw:id="id1" draw:layer="layout" svg:width="2.091cm" svg:height="1.985cm" svg:x="4.048cm" svg:y="8.616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626cm" svg:height="0.962cm" svg:x="3.422cm" svg:y="10.741cm">
          <draw:text-box>
            <text:p>X % 17 = 1</text:p>
          </draw:text-box>
        </draw:frame>
        <draw:custom-shape draw:style-name="gr2" draw:text-style-name="P3" xml:id="id2" draw:id="id2" draw:layer="layout" svg:width="2.091cm" svg:height="1.985cm" svg:x="8.748cm" svg:y="5.316cm">
          <text:p text:style-name="P2"><text:span text:style-name="T2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8.122cm" svg:y="7.441cm">
          <draw:text-box>
            <text:p>X % 17 = 10</text:p>
          </draw:text-box>
        </draw:frame>
        <draw:connector draw:style-name="gr3" draw:text-style-name="P2" draw:layer="layout" draw:type="curve" svg:x1="5.094cm" svg:y1="8.616cm" svg:x2="8.748cm" svg:y2="6.309cm" draw:start-shape="id1" draw:start-glue-point="4" draw:end-shape="id2" draw:end-glue-point="6" svg:d="M5094 8616c0-1538 1218-2307 3654-2307" svg:viewBox="0 0 3655 2308">
          <text:p/>
        </draw:connector>
        <draw:frame draw:style-name="gr1" draw:layer="layout" svg:width="2.229cm" svg:height="0.962cm" svg:x="4.663cm" svg:y="5.826cm">
          <draw:text-box>
            <text:p>1 x 10</text:p>
          </draw:text-box>
        </draw:frame>
        <draw:custom-shape draw:style-name="gr2" draw:text-style-name="P3" xml:id="id3" draw:id="id3" draw:layer="layout" svg:width="2.091cm" svg:height="1.985cm" svg:x="8.748cm" svg:y="12.516cm">
          <text:p text:style-name="P2"><text:span text:style-name="T2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8.122cm" svg:y="14.641cm">
          <draw:text-box>
            <text:p>X % 17 = 11</text:p>
          </draw:text-box>
        </draw:frame>
        <draw:connector draw:style-name="gr3" draw:text-style-name="P2" draw:layer="layout" draw:type="curve" svg:x1="5.094cm" svg:y1="10.601cm" svg:x2="8.748cm" svg:y2="13.509cm" draw:start-shape="id1" draw:start-glue-point="8" draw:end-shape="id3" draw:end-glue-point="6" svg:d="M5094 10601c0 1939 1218 2908 3654 2908" svg:viewBox="0 0 3655 2909">
          <text:p/>
        </draw:connector>
        <draw:frame draw:style-name="gr1" draw:layer="layout" svg:width="3.309cm" svg:height="0.962cm" svg:x="3.864cm" svg:y="13.126cm">
          <draw:text-box>
            <text:p>1 x 10 + 1</text:p>
          </draw:text-box>
        </draw:frame>
        <draw:custom-shape draw:style-name="gr2" draw:text-style-name="P3" xml:id="id4" draw:id="id4" draw:layer="layout" svg:width="2.091cm" svg:height="1.985cm" svg:x="14.248cm" svg:y="3.116cm">
          <text:p text:style-name="P2"><text:span text:style-name="T2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13.622cm" svg:y="5.241cm">
          <draw:text-box>
            <text:p>X % 17 = 15</text:p>
          </draw:text-box>
        </draw:frame>
        <draw:connector draw:style-name="gr3" draw:text-style-name="P2" draw:layer="layout" draw:type="line" svg:x1="10.533cm" svg:y1="5.606cm" svg:x2="14.248cm" svg:y2="4.109cm" draw:start-shape="id2" draw:start-glue-point="11" draw:end-shape="id4" draw:end-glue-point="6" svg:d="M10533 5606l3715-1497" svg:viewBox="0 0 3716 1498">
          <text:p/>
        </draw:connector>
        <draw:frame draw:style-name="gr1" draw:layer="layout" svg:width="2.581cm" svg:height="0.962cm" svg:x="10.764cm" svg:y="3.826cm">
          <draw:text-box>
            <text:p>10 x 10</text:p>
          </draw:text-box>
        </draw:frame>
        <draw:custom-shape draw:style-name="gr2" draw:text-style-name="P3" xml:id="id5" draw:id="id5" draw:layer="layout" svg:width="2.091cm" svg:height="1.985cm" svg:x="14.248cm" svg:y="7.916cm">
          <text:p text:style-name="P2"><text:span text:style-name="T2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978cm" svg:height="0.962cm" svg:x="13.622cm" svg:y="10.041cm">
          <draw:text-box>
            <text:p>X % 17 = 16</text:p>
          </draw:text-box>
        </draw:frame>
        <draw:connector draw:style-name="gr3" draw:text-style-name="P2" draw:layer="layout" draw:type="line" svg:x1="10.533cm" svg:y1="7.011cm" svg:x2="14.248cm" svg:y2="8.909cm" draw:start-shape="id2" draw:start-glue-point="9" draw:end-shape="id5" draw:end-glue-point="6" svg:d="M10533 7011l3715 1898" svg:viewBox="0 0 3716 1899">
          <text:p/>
        </draw:connector>
        <draw:frame draw:style-name="gr1" draw:layer="layout" svg:width="3.66cm" svg:height="0.962cm" svg:x="12.065cm" svg:y="7.126cm">
          <draw:text-box>
            <text:p>10 x 10 + 1</text:p>
          </draw:text-box>
        </draw:frame>
        <draw:custom-shape draw:style-name="gr2" draw:text-style-name="P3" xml:id="id6" draw:id="id6" draw:layer="layout" svg:width="2.091cm" svg:height="1.985cm" svg:x="14.248cm" svg:y="12.516cm">
          <text:p text:style-name="P2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626cm" svg:height="0.962cm" svg:x="13.622cm" svg:y="14.641cm">
          <draw:text-box>
            <text:p>X % 17 = 8</text:p>
          </draw:text-box>
        </draw:frame>
        <draw:connector draw:style-name="gr3" draw:text-style-name="P2" draw:layer="layout" draw:type="line" svg:x1="10.839cm" svg:y1="13.509cm" svg:x2="14.248cm" svg:y2="13.509cm" draw:start-shape="id3" draw:start-glue-point="10" draw:end-shape="id6" draw:end-glue-point="6" svg:d="M10839 13509h3409" svg:viewBox="0 0 3410 1">
          <text:p/>
        </draw:connector>
        <draw:frame draw:style-name="gr1" draw:layer="layout" svg:width="2.581cm" svg:height="0.962cm" svg:x="11.065cm" svg:y="12.526cm">
          <draw:text-box>
            <text:p>11 x 1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9T12:04:30.325887719</meta:creation-date>
    <dc:date>2016-05-29T12:54:31.047040665</dc:date>
    <dc:creator>elucterio </dc:creator>
    <meta:editing-duration>PT30M18S</meta:editing-duration>
    <meta:editing-cycles>9</meta:editing-cycles>
    <meta:generator>LibreOffice/4.2.8.2$Linux_X86_64 LibreOffice_project/420m0$Build-2</meta:generator>
    <meta:document-statistic meta:object-count="23"/>
  </office:meta>
</office:document-meta>
</file>